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6250a" officeooo:paragraph-rsid="0006250a"/>
    </style:style>
    <style:style style:name="P2" style:family="paragraph" style:parent-style-name="Standard">
      <style:paragraph-properties fo:text-align="center" style:justify-single-word="false"/>
      <style:text-properties officeooo:rsid="0006250a" officeooo:paragraph-rsid="0006250a"/>
    </style:style>
    <style:style style:name="P3" style:family="paragraph" style:parent-style-name="Standard">
      <style:text-properties fo:font-style="italic" officeooo:rsid="0006250a" officeooo:paragraph-rsid="0006250a" style:font-style-asian="italic" style:font-style-complex="italic"/>
    </style:style>
    <style:style style:name="P4" style:family="paragraph" style:parent-style-name="Standard">
      <style:text-properties officeooo:rsid="000676c9" officeooo:paragraph-rsid="000676c9"/>
    </style:style>
    <style:style style:name="P5" style:family="paragraph" style:parent-style-name="Standard">
      <style:text-properties officeooo:rsid="000823de" officeooo:paragraph-rsid="000823de"/>
    </style:style>
    <style:style style:name="P6" style:family="paragraph" style:parent-style-name="Heading_20_3">
      <style:paragraph-properties fo:break-before="page"/>
    </style:style>
    <style:style style:name="P7" style:family="paragraph">
      <loext:graphic-properties draw:fill-color="#000000"/>
      <style:paragraph-properties fo:text-align="center"/>
    </style:style>
    <style:style style:name="P8" style:family="paragraph">
      <style:paragraph-properties fo:text-align="center"/>
    </style:style>
    <style:style style:name="P9" style:family="paragraph">
      <loext:graphic-properties draw:fill="none" draw:fill-color="#ffffff"/>
    </style:style>
    <style:style style:name="T1" style:family="text">
      <style:text-properties officeooo:rsid="000823de"/>
    </style:style>
    <style:style style:name="T2" style:family="text">
      <style:text-properties fo:font-weight="bold" officeooo:rsid="000823de" style:font-weight-asian="bold" style:font-weight-complex="bold"/>
    </style:style>
    <style:style style:name="T3" style:family="text">
      <style:text-properties fo:font-style="normal" style:font-style-asian="normal" style:font-style-complex="normal"/>
    </style:style>
    <style:style style:name="T4" style:family="text">
      <style:text-properties fo:font-style="normal" officeooo:rsid="0006250a" style:font-style-asian="normal" style:font-style-complex="normal"/>
    </style:style>
    <style:style style:name="T5" style:family="text">
      <style:text-properties fo:font-size="10pt" fo:font-style="normal" style:font-size-asian="10pt" style:font-style-asian="normal" style:font-size-complex="10pt" style:font-style-complex="normal"/>
    </style:style>
    <style:style style:name="T6" style:family="text">
      <style:text-properties style:text-position="super 58%"/>
    </style:style>
    <style:style style:name="T7" style:family="text">
      <style:text-properties style:text-position="super 58%" fo:font-style="normal" officeooo:rsid="0006250a" style:font-style-asian="normal" style:font-style-complex="normal"/>
    </style:style>
    <style:style style:name="gr1" style:family="graphic">
      <style:graphic-properties svg:stroke-color="#000000" draw:fill-color="#000000" draw:textarea-horizontal-align="justify" draw:textarea-vertical-align="middle" draw:auto-grow-height="false" fo:min-height="0.1516in" fo:min-width="0.1516in"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201in" svg:stroke-color="#000000"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3311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text:span text:style-name="T1">Subjective </text:span>Sense of IO</text:p>
      <text:p text:style-name="P2">by Sven Nilsen, 2021</text:p>
      <text:p text:style-name="P1"/>
      <text:p text:style-name="P3">In this paper I show that subjectivity emerges from the sense of input and output and forms a Catuṣkoṭi.</text:p>
      <text:p text:style-name="P1"/>
      <text:p text:style-name="P1">Assume that there are two nodes A and B with an edge between them:</text:p>
      <text:p text:style-name="P1"/>
      <text:p text:style-name="P1"><draw:custom-shape text:anchor-type="paragraph" draw:z-index="0" draw:name="Shape1" draw:style-name="gr1" draw:text-style-name="P7" svg:width="0.213in" svg:height="0.213in" svg:x="2.661in" svg:y="0.1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1" draw:style-name="gr1" draw:text-style-name="P7" svg:width="0.213in" svg:height="0.213in" svg:x="3.8264in" svg:y="0.136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line text:anchor-type="paragraph" draw:z-index="2" draw:name="Shape2" draw:style-name="gr2" draw:text-style-name="P8" svg:x1="2.8736in" svg:y1="0.0626in" svg:x2="3.8264in" svg:y2="0.0626in"><text:p/></draw:line></text:p>
      <text:p text:style-name="P1"><draw:frame text:anchor-type="paragraph" draw:z-index="3" draw:name="Shape3" draw:style-name="gr3" draw:text-style-name="P9" svg:width="0.213in" svg:height="0.3315in" svg:x="2.7008in" svg:y="0.0673in"><draw:text-box><text:p>A</text:p></draw:text-box></draw:frame><draw:frame text:anchor-type="paragraph" draw:z-index="4" draw:name="Shape3" draw:style-name="gr3" draw:text-style-name="P9" svg:width="0.213in" svg:height="0.3315in" svg:x="3.8736in" svg:y="0.0598in"><draw:text-box><text:p>B</text:p></draw:text-box></draw:frame></text:p>
      <text:p text:style-name="P1"/>
      <text:p text:style-name="P1"/>
      <text:p text:style-name="P1">Using this simple model as a grounding of truth for a simple mathematical language, I will use the sense of input and output to derive notions of subjectivity over the language of graphs<text:span text:style-name="T6"><text:reference-ref text:reference-format="text" text:ref-name="graph theory">[1]</text:reference-ref></text:span>.</text:p>
      <text:p text:style-name="P1"/>
      <text:p text:style-name="P4">The method I use is to assign a truth value of input and output to the edge between A and B and ask for which form of subjectivity this truth value makes sense. This method shows that subjectivity emerges from the sense of input and output, because it covers assignments of forms of subjectivity.</text:p>
      <text:p text:style-name="P4"/>
      <text:p text:style-name="P4"><text:tab/><text:span text:style-name="T2">Question<text:tab/><text:tab/><text:tab/><text:tab/><text:tab/><text:tab/><text:tab/><text:tab/>Answer</text:span></text:p>
      <text:p text:style-name="P4"><text:span text:style-name="T2"/></text:p>
      <text:p text:style-name="P4"><text:tab/><text:span text:style-name="T1">When does it make sense to think of the edge as output?<text:tab/><text:tab/>When A is the subject</text:span></text:p>
      <text:p text:style-name="P4"/>
      <text:p text:style-name="P4"><text:tab/><text:span text:style-name="T1">When does it make sense to think of the edge as input?<text:tab/><text:tab/>When B is the subject</text:span></text:p>
      <text:p text:style-name="P4"/>
      <text:p text:style-name="P4"><text:tab/><text:span text:style-name="T1">When does it make sense to think of the edge<text:tab/><text:tab/><text:tab/>When A is identical to B<text:line-break/><text:tab/>as both input and output?</text:span></text:p>
      <text:p text:style-name="P4"/>
      <text:p text:style-name="P4"><text:tab/><text:span text:style-name="T1">When does it make sense to think of the edge<text:tab/><text:tab/><text:tab/>When there is no edge<text:line-break/><text:tab/>as neither input and output?</text:span></text:p>
      <text:p text:style-name="P4"/>
      <text:p text:style-name="P4"/>
      <text:p text:style-name="P5">These 4 cases form a <text:span text:style-name="T4">Catuṣkoṭi</text:span><text:span text:style-name="T7"><text:reference-ref text:reference-format="text" text:ref-name="catuskoti">[2]</text:reference-ref></text:span><text:span text:style-name="T4"> </text:span><text:span text:style-name="T3">logic, where input/output maps to true/false or false/true</text:span><text:span text:style-name="T4">.</text:span></text:p>
      <text:p text:style-name="P5"><text:span text:style-name="T4"/></text:p>
      <text:p text:style-name="P5"><text:span text:style-name="T3">An extended </text:span><text:span text:style-name="T4">Catuṣkoṭi </text:span><text:span text:style-name="T3">case makes sense when the edge is between two other nodes.</text:span></text:p>
      <text:p text:style-name="P5"><text:span text:style-name="T3"/></text:p>
      <text:p text:style-name="P5"><text:span text:style-name="T3"/></text:p>
      <text:h text:style-name="P6" text:outline-level="3">References:</text:h>
      <text:p text:style-name="P5"><text:span text:style-name="T3"/></text:p>
      <text:p text:style-name="P5"><text:reference-mark-start text:name="graph theory"/><text:span text:style-name="T3">[1]</text:span><text:reference-mark-end text:name="graph theory"/><text:span text:style-name="T3"><text:tab/>“Graph theory”</text:span></text:p>
      <text:p text:style-name="P5"><text:span text:style-name="T3"><text:tab/>Wikipedia</text:span></text:p>
      <text:p text:style-name="P5"><text:span text:style-name="T3"><text:tab/></text:span><text:a xlink:type="simple" xlink:href="https://en.wikipedia.org/wiki/Graph_theory" text:style-name="Internet_20_link" text:visited-style-name="Visited_20_Internet_20_Link"><text:span text:style-name="T5">https://en.wikipedia.org/wiki/Graph_theory</text:span></text:a></text:p>
      <text:p text:style-name="P5"><text:span text:style-name="T3"/></text:p>
      <text:p text:style-name="P5"><text:reference-mark-start text:name="catuskoti"/><text:span text:style-name="T3">[2]</text:span><text:reference-mark-end text:name="catuskoti"/><text:span text:style-name="T3"><text:tab/>“Catuṣkoṭi”</text:span></text:p>
      <text:p text:style-name="P5"><text:span text:style-name="T3"><text:tab/>Wikipedia</text:span></text:p>
      <text:p text:style-name="P5"><text:span text:style-name="T3"><text:tab/></text:span><text:a xlink:type="simple" xlink:href="https://en.wikipedia.org/wiki/Catuṣkoṭi" text:style-name="Internet_20_link" text:visited-style-name="Visited_20_Internet_20_Link"><text:span text:style-name="T5">https://en.wikipedia.org/wiki/Catu%E1%B9%A3ko%E1%B9%ADi</text:span></text:a></text:p>
      <text:p text:style-name="P5"><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12T16:12:38.971472000</meta:creation-date>
    <dc:date>2021-07-12T17:55:22.537084000</dc:date>
    <meta:editing-duration>PT10M29S</meta:editing-duration>
    <meta:editing-cycles>1</meta:editing-cycles>
    <meta:document-statistic meta:table-count="0" meta:image-count="0" meta:object-count="0" meta:page-count="2" meta:paragraph-count="20" meta:word-count="244" meta:character-count="1416" meta:non-whitespace-character-count="1168"/>
    <meta:generator>LibreOffice/5.1.2.2$MacOSX_X86_64 LibreOffice_project/d3bf12ecb743fc0d20e0be0c58ca359301eb705f</meta:generator>
  </office:meta>
</office:document-meta>
</file>